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fo:font-weight="bold" style:font-weight-asian="bold" style:font-weight-complex="bold"/>
    </style:style>
    <style:style style:name="P3" style:family="paragraph" style:parent-style-name="Text_20_body" style:list-style-name="L3">
      <style:text-properties fo:font-weight="bold" style:font-weight-asian="bold" style:font-weight-complex="bold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 style:list-style-name="L1">
      <style:text-properties fo:font-weight="normal" style:font-weight-asian="normal" style:font-weight-complex="normal"/>
    </style:style>
    <style:style style:name="P6" style:family="paragraph" style:parent-style-name="Text_20_body" style:list-style-name="L2"/>
    <style:style style:name="P7" style:family="paragraph" style:parent-style-name="Text_20_body" style:list-style-name="L4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ype testing plan</text:h>
      <text:p text:style-name="Standard"/>
      <text:h text:style-name="Heading_20_2" text:outline-level="2">Code Things to verify</text:h>
      <text:list xml:id="list31551034" text:style-name="L3">
        <text:list-item>
          <text:p text:style-name="P3">Range config</text:p>
        </text:list-item>
        <text:list-item>
          <text:p text:style-name="P3">Data rate config</text:p>
        </text:list-item>
      </text:list>
      <text:list xml:id="list30574722" text:style-name="L1">
        <text:list-item>
          <text:p text:style-name="P2">Mode 1 SPI</text:p>
        </text:list-item>
        <text:list-item>
          <text:p text:style-name="P2">Mode 1 I2C</text:p>
        </text:list-item>
        <text:list-item>
          <text:p text:style-name="P2">Mode 1 I2C with 2 sensors</text:p>
        </text:list-item>
        <text:list-item>
          <text:p text:style-name="P1">Mode 2 SPI with 2 downstream sensors</text:p>
        </text:list-item>
        <text:list-item>
          <text:p text:style-name="P1">Mode 2 I2C with 2 downstream sensors</text:p>
        </text:list-item>
        <text:list-item>
          <text:p text:style-name="P1">Mode 3 reading from two Arduinos</text:p>
        </text:list-item>
        <text:list-item>
          <text:p text:style-name="P2">FIFO operation</text:p>
        </text:list-item>
        <text:list-item>
          <text:p text:style-name="P2">Wake on Threshold INT function</text:p>
        </text:list-item>
        <text:list-item>
          <text:p text:style-name="P5">Other INT functions</text:p>
        </text:list-item>
      </text:list>
      <text:p text:style-name="P4"/>
      <text:p text:style-name="P4">Things in <text:span text:style-name="T1">bold</text:span> are supported by the driver set, but other operation should be checked out, even if hacky.</text:p>
      <text:p text:style-name="P4"/>
      <text:h text:style-name="Heading_20_2" text:outline-level="2">HW things to verify</text:h>
      <text:list xml:id="list31524033" text:style-name="L2">
        <text:list-item>
          <text:p text:style-name="P6">Silkscreen axes for polarity</text:p>
        </text:list-item>
        <text:list-item>
          <text:p text:style-name="P6">Power consumption</text:p>
        </text:list-item>
      </text:list>
      <text:p text:style-name="Text_20_body"/>
      <text:h text:style-name="Heading_20_2" text:outline-level="2">Things to consider</text:h>
      <text:list xml:id="list31565129" text:style-name="L4">
        <text:list-item>
          <text:p text:style-name="P7">Calibration registers</text:p>
        </text:list-item>
        <text:list-item>
          <text:p text:style-name="P7">Zero (tare) abilit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M36S</meta:editing-duration>
    <meta:editing-cycles>3</meta:editing-cycles>
    <meta:generator>OpenOffice.org/3.3$Win32 OpenOffice.org_project/330m20$Build-9567</meta:generator>
    <dc:date>2015-05-01T11:42:02.14</dc:date>
    <meta:document-statistic meta:table-count="0" meta:image-count="0" meta:object-count="0" meta:page-count="1" meta:paragraph-count="20" meta:word-count="106" meta:character-count="520"/>
    <dc:creator>Marshall Taylor</dc:creator>
    <meta:user-defined meta:name="Info 1"/>
    <meta:user-defined meta:name="Info 2"/>
    <meta:user-defined meta:name="Info 3"/>
    <meta:user-defined meta:name="Info 4"/>
  </office:meta>
</office:document-meta>
</file>